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acheInvocationContext.getCach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InvocationContext.DefaultCacheInvocationContext( JCacheOperation &lt; A &gt; operation , Object target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acheInvocationContext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InvocationContext.unwrap( Class &lt; T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InvocationContext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InvocationContex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InvocationContext.getAll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InvocationContex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InvocationContext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InvocationContext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InvocationContex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